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1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3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60pt" fo:letter-spacing="normal" fo:font-style="normal" style:text-underline-style="none" fo:font-weight="bold" style:font-name-asian="Arial" style:font-size-asian="60pt" style:font-style-asian="normal" style:font-weight-asian="bold" style:font-name-complex="Arial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Mono" fo:font-size="28pt" fo:letter-spacing="normal" fo:font-style="normal" style:text-underline-style="none" fo:font-weight="bold" style:font-name-asian="Roboto Mono" style:font-size-asian="28pt" style:font-style-asian="normal" style:font-weight-asian="bold" style:font-name-complex="Roboto Mono" style:font-size-complex="2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Mono" fo:font-size="20pt" fo:letter-spacing="normal" fo:font-style="normal" style:text-underline-style="none" fo:font-weight="normal" style:font-name-asian="Roboto Mono" style:font-size-asian="20pt" style:font-style-asian="normal" style:font-weight-asian="normal" style:font-name-complex="Roboto Mono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4dd0e1" style:text-line-through-style="none" style:text-line-through-type="none" style:text-position="0% 100%" style:font-name="Roboto Mono" fo:font-size="20pt" fo:letter-spacing="normal" fo:font-style="normal" style:text-underline-style="solid" style:text-underline-width="auto" style:text-underline-color="font-color" fo:font-weight="normal" style:font-name-asian="Roboto Mono" style:font-size-asian="20pt" style:font-style-asian="normal" style:font-weight-asian="normal" style:font-name-complex="Roboto Mono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83cm" text:min-label-width="0.987cm"/>
        <style:text-properties style:font-name="Roboto Mon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83cm" text:min-label-width="0.987cm"/>
        <style:text-properties style:font-name="Roboto Mono" fo:color="#ffffff" fo:font-size="100%"/>
      </text:list-level-style-bullet>
      <text:list-level-style-bullet text:level="2" text:bullet-char="-">
        <style:list-level-properties text:space-before="1.553cm" text:min-label-width="0.987cm"/>
        <style:text-properties style:font-name="Roboto Mon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83cm" text:min-label-width="0.987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83cm" text:min-label-width="0.987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LUG Meeting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2023.09.13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o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istros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1" text:id="id1" text:style-name="P7"><text:span text:style-name="T4">Distro is short for distributions</text:span></text:p>
              </text:list-item>
              <text:list-item>
                <text:p xml:id="id2" text:id="id2" text:style-name="P7"><text:span text:style-name="T4">Collection of software</text:span></text:p>
              </text:list-item>
            </text:list>
            <text:list text:style-name="L5">
              <text:list-item>
                <text:list>
                  <text:list-item>
                    <text:p xml:id="id3" text:id="id3" text:style-name="P7"><text:span text:style-name="T4">Key component: Linux Kernel + Package manager</text:span></text:p>
                  </text:list-item>
                </text:list>
              </text:list-item>
              <text:list-item>
                <text:p xml:id="id4" text:id="id4" text:style-name="P7"><text:span text:style-name="T4">Common Linux distros</text:span></text:p>
                <text:list>
                  <text:list-item>
                    <text:p xml:id="id5" text:id="id5" text:style-name="P7"><text:span text:style-name="T4">Ubuntu</text:span></text:p>
                  </text:list-item>
                  <text:list-item>
                    <text:p xml:id="id6" text:id="id6" text:style-name="P7"><text:span text:style-name="T4">Arch</text:span></text:p>
                  </text:list-item>
                  <text:list-item>
                    <text:p xml:id="id7" text:id="id7" text:style-name="P7"><text:span text:style-name="T4">Fedora</text:span></text:p>
                  </text:list-item>
                  <text:list-item>
                    <text:p xml:id="id8" text:id="id8" text:style-name="P7"><text:span text:style-name="T4">Etc etc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7;g27e8f70dea9_0_45:notes" draw:style-name="gr1" draw:layer="layout" svg:width="16.932cm" svg:height="9.524cm" svg:x="1.059cm" svg:y="1.905cm" draw:page-number="2" presentation:class="page"/>
          <draw:frame draw:name="Google Shape;58;g27e8f70dea9_0_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66;p15" draw:style-name="gr2" draw:text-style-name="P9" draw:layer="layout" svg:width="23.199cm" svg:height="1.059cm" svg:x="1.1cm" svg:y="6.609cm">
          <text:p text:style-name="P5"><text:span text:style-name="T5">https://en.wikipedia.org/wiki/Linux_distribution#/media/File:2023_Linux_Distributions_Timeline.sv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27e8f70dea9_0_50:notes" draw:style-name="gr1" draw:layer="layout" svg:width="16.932cm" svg:height="9.524cm" svg:x="1.059cm" svg:y="1.905cm" draw:page-number="3" presentation:class="page"/>
          <draw:frame draw:name="Google Shape;64;g27e8f70dea9_0_50:notes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5"><text:span text:style-name="T6">https://en.wikipedia.org/wiki/Linux_distribution#/media/File:2023_Linux_Distributions_Timeline.svg</text:span></text:p>
            </draw:text-box>
          </draw:frame>
        </presentation:notes>
      </draw:page>
      <draw:page draw:name="Distros - Differences" draw:style-name="dp1" draw:master-page-name="TITLE_5f_AND_5f_BODY" presentation:presentation-page-layout-name="AL2T1">
        <draw:frame draw:name="Google Shape;71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istros - Differences</text:span></text:p>
          </draw:text-box>
        </draw:frame>
        <draw:frame draw:name="Google Shape;72;p1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9" text:id="id9" text:style-name="P7"><text:span text:style-name="T4">Difference in philosophy / target audience</text:span></text:p>
              </text:list-item>
              <text:list-item>
                <text:p xml:id="id10" text:id="id10" text:style-name="P7"><text:span text:style-name="T4">Rolling-releases vs Fixed-releases</text:span></text:p>
              </text:list-item>
            </text:list>
            <text:p xml:id="id11" text:id="id11" text:style-name="P11"><text:span text:style-name="T7"><text:a xlink:href="https://ubuntu.com/desktop" xlink:type="simple">https://ubuntu.com/desktop</text:a></text:span></text:p>
            <text:p xml:id="id12" text:id="id12" text:style-name="P11"><text:span text:style-name="T7"><text:a xlink:href="https://wiki.archlinux.org/title/Arch_Linux" xlink:type="simple">https://wiki.archlinux.org/title/Arch_Linux</text:a></text:span></text:p>
            <text:p xml:id="id13" text:id="id13" text:style-name="P11"><text:span text:style-name="T7"><text:a xlink:href="https://fedoraproject.org/workstation/" xlink:type="simple">https://fedoraproject.org/workstation/</text:a></text:span></text:p>
            <text:p xml:id="id14" text:id="id14" text:style-name="P12"><text:span text:style-name="T4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27e8f70dea9_0_63:notes" draw:style-name="gr1" draw:layer="layout" svg:width="16.932cm" svg:height="9.524cm" svg:x="1.059cm" svg:y="1.905cm" draw:page-number="4" presentation:class="page"/>
          <draw:frame draw:name="Google Shape;69;g27e8f70dea9_0_6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os - Package Managers" draw:style-name="dp1" draw:master-page-name="TITLE_5f_AND_5f_BODY" presentation:presentation-page-layout-name="AL2T1">
        <draw:frame draw:name="Google Shape;77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istros - Package Managers</text:span></text:p>
          </draw:text-box>
        </draw:frame>
        <draw:frame draw:name="Google Shape;78;p17" presentation:style-name="pr9" draw:text-style-name="P8" draw:layer="layout" svg:width="23.667cm" svg:height="9.489cm" svg:x="0.866cm" svg:y="3.201cm" presentation:class="outline" presentation:user-transformed="true">
          <draw:text-box>
            <text:p xml:id="id15" text:id="id15" text:style-name="P13"><text:span text:style-name="T4">Common examples:</text:span></text:p>
            <text:p xml:id="id16" text:id="id16" text:style-name="P14"><text:span text:style-name="T4">Ubuntu / Debian - apt</text:span></text:p>
            <text:p xml:id="id17" text:id="id17" text:style-name="P14"><text:span text:style-name="T4">Fedora - dnf</text:span></text:p>
            <text:p xml:id="id18" text:id="id18" text:style-name="P14"><text:span text:style-name="T4">Arch - pacman</text:span></text:p>
            <text:p xml:id="id19" text:id="id19" text:style-name="P15"><text:span text:style-name="T4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4;g27e8f70dea9_0_71:notes" draw:style-name="gr1" draw:layer="layout" svg:width="16.932cm" svg:height="9.524cm" svg:x="1.059cm" svg:y="1.905cm" draw:page-number="5" presentation:class="page"/>
          <draw:frame draw:name="Google Shape;75;g27e8f70dea9_0_7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os - Differences" draw:style-name="dp1" draw:master-page-name="TITLE_5f_AND_5f_BODY" presentation:presentation-page-layout-name="AL2T1">
        <draw:frame draw:name="Google Shape;83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istros - Differences</text:span></text:p>
          </draw:text-box>
        </draw:frame>
        <draw:frame draw:name="Google Shape;84;p18" presentation:style-name="pr9" draw:text-style-name="P8" draw:layer="layout" svg:width="23.667cm" svg:height="9.489cm" svg:x="0.866cm" svg:y="3.201cm" presentation:class="outline" presentation:user-transformed="true">
          <draw:text-box>
            <text:p xml:id="id20" text:id="id20" text:style-name="P13"><text:span text:style-name="T4">Package managers</text:span></text:p>
            <text:list text:style-name="L4">
              <text:list-item>
                <text:p xml:id="id21" text:id="id21" text:style-name="P14"><text:span text:style-name="T4">Where you install almost all the software you need</text:span></text:p>
              </text:list-item>
              <text:list-item>
                <text:p xml:id="id22" text:id="id22" text:style-name="P13"><text:span text:style-name="T4">Usually it’s a pretty simple command</text:span></text:p>
              </text:list-item>
            </text:list>
            <text:p xml:id="id23" text:id="id23" text:style-name="P14"><text:span text:style-name="T4">Differs by the repos that they get their software from</text:span></text:p>
            <text:list text:continue-numbering="true" text:style-name="L4">
              <text:list-item>
                <text:p xml:id="id24" text:id="id24" text:style-name="P14"><text:span text:style-name="T4">Ubuntu will get from Ubuntu repos</text:span></text:p>
              </text:list-item>
              <text:list-item>
                <text:p xml:id="id25" text:id="id25" text:style-name="P13"><text:span text:style-name="T4">Arch from arch repos</text:span></text:p>
              </text:list-item>
              <text:list-item>
                <text:p xml:id="id26" text:id="id26" text:style-name="P13"><text:span text:style-name="T4">Etc etc</text:span></text:p>
              </text:list-item>
            </text:list>
            <text:p xml:id="id27" text:id="id27" text:style-name="P15"><text:span text:style-name="T4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0;g27e8fdeb41d_0_11:notes" draw:style-name="gr1" draw:layer="layout" svg:width="16.932cm" svg:height="9.524cm" svg:x="1.059cm" svg:y="1.905cm" draw:page-number="6" presentation:class="page"/>
          <draw:frame draw:name="Google Shape;81;g27e8fdeb41d_0_1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ktop environments" draw:style-name="dp1" draw:master-page-name="TITLE_5f_AND_5f_BODY" presentation:presentation-page-layout-name="AL2T1">
        <draw:frame draw:name="Google Shape;89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sktop environments</text:span></text:p>
          </draw:text-box>
        </draw:frame>
        <draw:frame draw:name="Google Shape;90;p19" presentation:style-name="pr9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28" text:id="id28" text:style-name="P16"><text:span text:style-name="T4">Implements a certain “look and feel”</text:span></text:p>
              </text:list-item>
              <text:list-item>
                <text:p xml:id="id29" text:id="id29" text:style-name="P16"><text:span text:style-name="T4">Bundles components together to provide a uniform look: icons, toolbars, color scheme etc</text:span></text:p>
              </text:list-item>
              <text:list-item>
                <text:p xml:id="id30" text:id="id30" text:style-name="P16"><text:span text:style-name="T4">Also comes with a set of utilities that have the same desktop look</text:span></text:p>
              </text:list-item>
            </text:list>
            <text:p xml:id="id31" text:id="id31" text:style-name="P14"><text:span text:style-name="T4"/></text:p>
            <text:list text:continue-numbering="true" text:style-name="L4">
              <text:list-item>
                <text:p xml:id="id32" text:id="id32" text:style-name="P14"><text:span text:style-name="T4">Popular ones: Gnome, KDE, Cinnamon, Xfce</text:span></text:p>
              </text:list-item>
            </text:list>
            <text:p xml:id="id33" text:id="id33" text:style-name="P15"><text:span text:style-name="T7"><text:a xlink:href="https://wiki.archlinux.org/title/desktop_environment" xlink:type="simple">https://wiki.archlinux.org/title/desktop_environment</text:a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6;g27e8f70dea9_0_81:notes" draw:style-name="gr1" draw:layer="layout" svg:width="16.932cm" svg:height="9.524cm" svg:x="1.059cm" svg:y="1.905cm" draw:page-number="7" presentation:class="page"/>
          <draw:frame draw:name="Google Shape;87;g27e8f70dea9_0_8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ktop environments" draw:style-name="dp1" draw:master-page-name="TITLE_5f_AND_5f_BODY" presentation:presentation-page-layout-name="AL2T1">
        <draw:frame draw:name="Google Shape;95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sktop environments</text:span></text:p>
          </draw:text-box>
        </draw:frame>
        <draw:frame draw:name="Google Shape;96;p20" presentation:style-name="pr9" draw:text-style-name="P8" draw:layer="layout" svg:width="23.667cm" svg:height="9.489cm" svg:x="0.866cm" svg:y="3.201cm" presentation:class="outline" presentation:user-transformed="true">
          <draw:text-box>
            <text:p xml:id="id34" text:id="id34" text:style-name="P13"><text:span text:style-name="T7"><text:a xlink:href="https://linuxmint.com/download.php" xlink:type="simple">https://linuxmint.com/download.php</text:a></text:span></text:p>
            <text:p xml:id="id35" text:id="id35" text:style-name="P14"><text:span text:style-name="T4">GNOME: </text:span><text:span text:style-name="T7"><text:a xlink:href="https://www.gnome.org/" xlink:type="simple">https://www.gnome.org/</text:a></text:span></text:p>
            <text:p xml:id="id36" text:id="id36" text:style-name="P14"><text:span text:style-name="T4">KDE Plasma: </text:span><text:span text:style-name="T7"><text:a xlink:href="https://kde.org/" xlink:type="simple">https://kde.org/</text:a></text:span></text:p>
            <text:p xml:id="id37" text:id="id37" text:style-name="P15"><text:span text:style-name="T4">Xfce: </text:span><text:span text:style-name="T7"><text:a xlink:href="https://www.xfce.org/" xlink:type="simple">https://www.xfce.org/</text:a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2;g27e8f70dea9_0_87:notes" draw:style-name="gr1" draw:layer="layout" svg:width="16.932cm" svg:height="9.524cm" svg:x="1.059cm" svg:y="1.905cm" draw:page-number="8" presentation:class="page"/>
          <draw:frame draw:name="Google Shape;93;g27e8f70dea9_0_8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ndows Managers" draw:style-name="dp1" draw:master-page-name="TITLE_5f_AND_5f_BODY" presentation:presentation-page-layout-name="AL2T1">
        <draw:frame draw:name="Google Shape;101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indows Managers</text:span></text:p>
          </draw:text-box>
        </draw:frame>
        <draw:frame draw:name="Google Shape;102;p21" presentation:style-name="pr9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38" text:id="id38" text:style-name="P16"><text:span text:style-name="T4">Controls the placement and appearance of windows in your GUI</text:span></text:p>
              </text:list-item>
              <text:list-item>
                <text:p xml:id="id39" text:id="id39" text:style-name="P16"><text:span text:style-name="T4">Usually already bundled in your desktop environment but can be used standalone</text:span></text:p>
              </text:list-item>
            </text:list>
            <text:p xml:id="id40" text:id="id40" text:style-name="P14"><text:span text:style-name="T4"/></text:p>
            <text:p xml:id="id41" text:id="id41" text:style-name="P15"><text:span text:style-name="T7"><text:a xlink:href="https://wiki.archlinux.org/title/window_manager" xlink:type="simple">https://wiki.archlinux.org/title/window_manager</text:a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8;g27e8fdeb41d_0_0:notes" draw:style-name="gr1" draw:layer="layout" svg:width="16.932cm" svg:height="9.524cm" svg:x="1.059cm" svg:y="1.905cm" draw:page-number="9" presentation:class="page"/>
          <draw:frame draw:name="Google Shape;99;g27e8fdeb41d_0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ndows Managers" draw:style-name="dp1" draw:master-page-name="TITLE_5f_AND_5f_BODY" presentation:presentation-page-layout-name="AL2T1">
        <draw:frame draw:name="Google Shape;107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indows Managers</text:span></text:p>
          </draw:text-box>
        </draw:frame>
        <draw:frame draw:name="Google Shape;108;p22" presentation:style-name="pr9" draw:text-style-name="P8" draw:layer="layout" svg:width="23.667cm" svg:height="9.489cm" svg:x="0.866cm" svg:y="3.201cm" presentation:class="outline" presentation:user-transformed="true">
          <draw:text-box>
            <text:p xml:id="id42" text:id="id42" text:style-name="P13"><text:span text:style-name="T4">Types of WMs:</text:span></text:p>
            <text:list text:style-name="L4">
              <text:list-item>
                <text:p xml:id="id43" text:id="id43" text:style-name="P14"><text:span text:style-name="T4">Stacking / Floating (e.g. Windows)</text:span></text:p>
              </text:list-item>
              <text:list-item>
                <text:p xml:id="id44" text:id="id44" text:style-name="P13"><text:span text:style-name="T4">Tiling (e.g. sway / i3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4;g27e8fdeb41d_0_6:notes" draw:style-name="gr1" draw:layer="layout" svg:width="16.932cm" svg:height="9.524cm" svg:x="1.059cm" svg:y="1.905cm" draw:page-number="10" presentation:class="page"/>
          <draw:frame draw:name="Google Shape;105;g27e8fdeb41d_0_6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ndows Managers" draw:style-name="dp1" draw:master-page-name="TITLE_5f_AND_5f_BODY" presentation:presentation-page-layout-name="AL2T1">
        <draw:frame draw:name="Google Shape;113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indows Managers</text:span></text:p>
          </draw:text-box>
        </draw:frame>
        <draw:frame draw:name="Google Shape;114;p23" presentation:style-name="pr9" draw:text-style-name="P8" draw:layer="layout" svg:width="23.667cm" svg:height="9.489cm" svg:x="0.866cm" svg:y="3.201cm" presentation:class="outline" presentation:user-transformed="true">
          <draw:text-box>
            <text:p xml:id="id45" text:id="id45" text:style-name="P13"><text:span text:style-name="T4">Types of WMs:</text:span></text:p>
            <text:list text:style-name="L4">
              <text:list-item>
                <text:p xml:id="id46" text:id="id46" text:style-name="P14"><text:span text:style-name="T4">Stacking / Floating (e.g. Windows)</text:span></text:p>
              </text:list-item>
              <text:list-item>
                <text:p xml:id="id47" text:id="id47" text:style-name="P13"><text:span text:style-name="T4">Tiling (e.g. sway / i3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10;g27e8fdeb41d_0_16:notes" draw:style-name="gr1" draw:layer="layout" svg:width="16.932cm" svg:height="9.524cm" svg:x="1.059cm" svg:y="1.905cm" draw:page-number="11" presentation:class="page"/>
          <draw:frame draw:name="Google Shape;111;g27e8fdeb41d_0_1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1"/>
    <meta:generator>LibreOfficeDev/6.0.5.2$Linux_X86_64 LibreOffice_project/</meta:generator>
  </office:meta>
</office:document-meta>
</file>